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text:span text:style-name="T1">9b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Системные требования"/><text:bookmark-start text:name="1 Системные требования"/>P<text:bookmark-end text:name="Системные требования"/><text:bookmark-end text:name="1 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>После обновления содержимого <text:span text:style-name="T1">FlashROM </text:span>рекомендуется нажать кнопку сброс!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><text:soft-page-break/></text:p>
      <text:p text:style-name="P15"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е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S</text:span><text:span text:style-name="T4">- тестер </text:span>PC <text:span text:style-name="T4">клавиатуры;</text:span></text:p>
      <text:p text:style-name="P17"><text:span text:style-name="T7">F</text:span>-<text:span text:style-name="T4">загрузки и обновление </text:span>ROM<text:span text:style-name="T4"> (всех 512 Кб);</text:span></text:p>
      <text:p text:style-name="P17"><text:span text:style-name="T7">U</text:span>-<text:span text:style-name="T4">загрузка и обновление </text:span>ROM <text:span text:style-name="T4">пользователя (64Кб)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<text:soft-page-break/>процесс <text:s/>прошивания.</text:p>
      <text:p text:style-name="P13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ошивание производится для всего <text:span text:style-name="T1">ROM</text:span> все 512 килобайт или 64 килобайта для прошивки пользователя. В файловом окне будут отображаться только файлы размером 512<text:span text:style-name="T1"> </text:span>Кб и с расширением *<text:span text:style-name="T1">.ROM, </text:span>при обновлении прошивки пользователя буду отображаться только файлы размером 64 Кб.</text:p>
      <text:p text:style-name="P13">При обновлении полного <text:span text:style-name="T1">ROM </text:span>прошивка пользователя будет стерта. После полного обновленя <text:span text:style-name="T1">ROM </text:span>необходимо будет произвести перепрошивание прошивки пользователя в случае надобности.</text:p>
      <text:p text:style-name="P16"/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т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<text:soft-page-break/>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и <text:span text:style-name="T1">SPG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е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5">12. Тестирование <text:span text:style-name="T1">PC </text:span>клавиатуры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18">13. <text:span text:style-name="T4">Кнопка </text:span>Magic</text:p>
      <text:p text:style-name="P16"/>
      <text:p text:style-name="P13">Начиная с версии 0.49 добавлена поддержка волшебной кнопки <text:span text:style-name="T1">Magic</text:span> со своим меню. Пока <text:soft-page-break/>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Выход из <text:span text:style-name="T1">Magic </text:span>производится кнопкой <text:span text:style-name="T1">E.</text:span></text:p>
      <text:p text:style-name="P16"/>
      <text:p text:style-name="P18">14.<text:span text:style-name="T4">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7">- 0x40...<text:tab/><text:span text:style-name="T4">64 байта</text:span></text:p>
      <text:p text:style-name="P17">...0x7F<text:tab/><text:span text:style-name="T4">используется </text:span>ProfROM <text:span text:style-name="T4">для хранения настроек.</text:span>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Custom ROM</text:span></text:p>
      <text:p text:style-name="P13"/>
      <text:p text:style-name="P15"><text:span text:style-name="T1">15.</text:span>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3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ext:soft-page-break/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23T16:30:58.95</dc:date>
    <meta:editing-duration>P14DT4H25M48S</meta:editing-duration>
    <meta:editing-cycles>164</meta:editing-cycles>
    <meta:generator>LibreOffice/3.4$Win32 LibreOffice_project/340m1$Build-502</meta:generator>
    <meta:document-statistic meta:table-count="1" meta:image-count="0" meta:object-count="0" meta:page-count="6" meta:paragraph-count="151" meta:word-count="2184" meta:character-count="15746" meta:non-whitespace-character-count="13675"/>
  </office:meta>
</office:document-meta>
</file>